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485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Political Instability 60-65</text:p>
          </table:table-cell>
          <table:table-cell office:value-type="string">
            <text:p>Political Instability 65-70</text:p>
          </table:table-cell>
          <table:table-cell office:value-type="string">
            <text:p>Political Instability 70-75</text:p>
          </table:table-cell>
          <table:table-cell office:value-type="string">
            <text:p>Political Instability 75-80</text:p>
          </table:table-cell>
          <table:table-cell office:value-type="string">
            <text:p>Political Instability 80-85</text:p>
          </table:table-cell>
          <table:table-cell table:number-columns-repeated="2"/>
          <table:table-cell office:value-type="string">
            <text:p>Civ Lib 70-75</text:p>
          </table:table-cell>
          <table:table-cell office:value-type="string">
            <text:p>Civ Lib 75-80</text:p>
          </table:table-cell>
          <table:table-cell office:value-type="string">
            <text:p>Civ Lib 80-85</text:p>
          </table:table-cell>
          <table:table-cell office:value-type="string">
            <text:p>Civ Lib 85-90</text:p>
          </table:table-cell>
          <table:table-cell/>
          <table:table-cell office:value-type="string">
            <text:p>Civ Lib 70-75</text:p>
          </table:table-cell>
          <table:table-cell office:value-type="string">
            <text:p>Civ Lib 75-80</text:p>
          </table:table-cell>
          <table:table-cell office:value-type="string">
            <text:p>Civ Lib 80-85</text:p>
          </table:table-cell>
          <table:table-cell office:value-type="string">
            <text:p>Civ Lib 85-90</text:p>
          </table:table-cell>
          <table:table-cell/>
        </table:table-row>
        <table:table-row table:style-name="ro2">
          <table:table-cell office:value-type="string">
            <text:p><text:s text:c="4"/>NA</text:p>
          </table:table-cell>
          <table:table-cell office:value-type="float" office:value="0.1665">
            <text:p>0.1665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5.833333">
            <text:p>5.833333</text:p>
          </table:table-cell>
          <table:table-cell table:number-columns-repeated="3"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5.888889">
            <text:p>5.888889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0.3">
            <text:p>0.3</text:p>
          </table:table-cell>
          <table:table-cell office:value-type="float" office:value="6.333333">
            <text:p>6.333333</text:p>
          </table:table-cell>
          <table:table-cell office:value-type="float" office:value="6.6">
            <text:p>6.6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office:value-type="float" office:value="6.722222">
            <text:p>6.722222</text:p>
          </table:table-cell>
          <table:table-cell office:value-type="float" office:value="4.666667">
            <text:p>4.666667</text:p>
          </table:table-cell>
          <table:table-cell table:number-columns-repeated="3" office:value-type="float" office:value="7">
            <text:p>7</text:p>
          </table:table-cell>
          <table:table-cell office:value-type="float" office:value="6.611111">
            <text:p>6.611111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7">
            <text:p>7</text:p>
          </table:table-cell>
          <table:table-cell office:value-type="float" office:value="5.333333">
            <text:p>5.333333</text:p>
          </table:table-cell>
          <table:table-cell office:value-type="float" office:value="6.6">
            <text:p>6.6</text:p>
          </table:table-cell>
          <table:table-cell office:value-type="float" office:value="6.2">
            <text:p>6.2</text:p>
          </table:table-cell>
          <table:table-cell office:value-type="float" office:value="7">
            <text:p>7</text:p>
          </table:table-cell>
          <table:table-cell office:value-type="float" office:value="6.388889">
            <text:p>6.388889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table:number-columns-repeated="6" office:value-type="float" office:value="0">
            <text:p>0</text:p>
          </table:table-cell>
          <table:table-cell office:value-type="float" office:value="2.333333">
            <text:p>2.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2.055556">
            <text:p>2.055556</text:p>
          </table:table-cell>
          <table:table-cell office:value-type="float" office:value="3.333333">
            <text:p>3.333333</text:p>
          </table:table-cell>
          <table:table-cell table:number-columns-repeated="2"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.2">
            <text:p>6.2</text:p>
          </table:table-cell>
          <table:table-cell office:value-type="float" office:value="6.6">
            <text:p>6.6</text:p>
          </table:table-cell>
          <table:table-cell office:value-type="float" office:value="5.5">
            <text:p>5.5</text:p>
          </table:table-cell>
          <table:table-cell office:value-type="float" office:value="4.333333">
            <text:p>4.333333</text:p>
          </table:table-cell>
          <table:table-cell office:value-type="float" office:value="4">
            <text:p>4</text:p>
          </table:table-cell>
          <table:table-cell office:value-type="float" office:value="5.2">
            <text:p>5.2</text:p>
          </table:table-cell>
          <table:table-cell office:value-type="float" office:value="5.8">
            <text:p>5.8</text:p>
          </table:table-cell>
          <table:table-cell office:value-type="float" office:value="4.888889">
            <text:p>4.888889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float" office:value="0.1665">
            <text:p>0.1665</text:p>
          </table:table-cell>
          <table:table-cell office:value-type="float" office:value="0.2286">
            <text:p>0.2286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6.8">
            <text:p>6.8</text:p>
          </table:table-cell>
          <table:table-cell office:value-type="float" office:value="6.833333">
            <text:p>6.833333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6.166667">
            <text:p>6.166667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table:number-columns-repeated="2" office:value-type="float" office:value="6">
            <text:p>6</text:p>
          </table:table-cell>
          <table:table-cell office:value-type="float" office:value="6.055555">
            <text:p>6.055555</text:p>
          </table:table-cell>
          <table:table-cell office:value-type="float" office:value="4">
            <text:p>4</text:p>
          </table:table-cell>
          <table:table-cell office:value-type="float" office:value="5.2">
            <text:p>5.2</text:p>
          </table:table-cell>
          <table:table-cell table:number-columns-repeated="2" office:value-type="float" office:value="6.2">
            <text:p>6.2</text:p>
          </table:table-cell>
          <table:table-cell office:value-type="float" office:value="5.555555">
            <text:p>5.555555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5" office:value-type="string">
            <text:p><text:s text:c="4"/>NA</text:p>
          </table:table-cell>
          <table:table-cell office:value-type="float" office:value="5">
            <text:p>5</text:p>
          </table:table-cell>
          <table:table-cell office:value-type="float" office:value="5.8">
            <text:p>5.8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5.611111">
            <text:p>5.611111</text:p>
          </table:table-cell>
          <table:table-cell office:value-type="float" office:value="5.333333">
            <text:p>5.333333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6">
            <text:p>6</text:p>
          </table:table-cell>
          <table:table-cell office:value-type="float" office:value="5.944445">
            <text:p>5.94444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7">
            <text:p>7</text:p>
          </table:table-cell>
          <table:table-cell office:value-type="float" office:value="6.4">
            <text:p>6.4</text:p>
          </table:table-cell>
          <table:table-cell office:value-type="float" office:value="6.833333">
            <text:p>6.833333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5.4">
            <text:p>5.4</text:p>
          </table:table-cell>
          <table:table-cell office:value-type="float" office:value="6">
            <text:p>6</text:p>
          </table:table-cell>
          <table:table-cell office:value-type="float" office:value="6.222222">
            <text:p>6.22222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6476">
            <text:p>0.6476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6.8">
            <text:p>6.8</text:p>
          </table:table-cell>
          <table:table-cell table:number-columns-repeated="2" office:value-type="float" office:value="6.6">
            <text:p>6.6</text:p>
          </table:table-cell>
          <table:table-cell office:value-type="float" office:value="6.555555">
            <text:p>6.55555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office:value-type="float" office:value="6.5">
            <text:p>6.5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5" office:value-type="string">
            <text:p><text:s text:c="4"/>NA</text:p>
          </table:table-cell>
          <table:table-cell office:value-type="float" office:value="2.666667">
            <text:p>2.666667</text:p>
          </table:table-cell>
          <table:table-cell office:value-type="float" office:value="4.6">
            <text:p>4.6</text:p>
          </table:table-cell>
          <table:table-cell office:value-type="float" office:value="4.2">
            <text:p>4.2</text:p>
          </table:table-cell>
          <table:table-cell office:value-type="float" office:value="6">
            <text:p>6</text:p>
          </table:table-cell>
          <table:table-cell office:value-type="float" office:value="4.555555">
            <text:p>4.555555</text:p>
          </table:table-cell>
          <table:table-cell office:value-type="float" office:value="2.666667">
            <text:p>2.666667</text:p>
          </table:table-cell>
          <table:table-cell office:value-type="float" office:value="3.2">
            <text:p>3.2</text:p>
          </table:table-cell>
          <table:table-cell office:value-type="float" office:value="4.8">
            <text:p>4.8</text:p>
          </table:table-cell>
          <table:table-cell office:value-type="float" office:value="5.8">
            <text:p>5.8</text:p>
          </table:table-cell>
          <table:table-cell office:value-type="float" office:value="4.277778">
            <text:p>4.277778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394">
            <text:p>0.394</text:p>
          </table:table-cell>
          <table:table-cell office:value-type="float" office:value="0.283">
            <text:p>0.283</text:p>
          </table:table-cell>
          <table:table-cell office:value-type="float" office:value="0.237">
            <text:p>0.237</text:p>
          </table:table-cell>
          <table:table-cell table:number-columns-repeated="3" office:value-type="float" office:value="0">
            <text:p>0</text:p>
          </table:table-cell>
          <table:table-cell office:value-type="float" office:value="5.666667">
            <text:p>5.666667</text:p>
          </table:table-cell>
          <table:table-cell office:value-type="float" office:value="6.2">
            <text:p>6.2</text:p>
          </table:table-cell>
          <table:table-cell table:number-columns-repeated="2" office:value-type="float" office:value="7">
            <text:p>7</text:p>
          </table:table-cell>
          <table:table-cell office:value-type="float" office:value="6.555555">
            <text:p>6.555555</text:p>
          </table:table-cell>
          <table:table-cell office:value-type="float" office:value="6.333333">
            <text:p>6.333333</text:p>
          </table:table-cell>
          <table:table-cell table:number-columns-repeated="2" office:value-type="float" office:value="6.2">
            <text:p>6.2</text:p>
          </table:table-cell>
          <table:table-cell office:value-type="float" office:value="6">
            <text:p>6</text:p>
          </table:table-cell>
          <table:table-cell office:value-type="float" office:value="6.166667">
            <text:p>6.16666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03405">
            <text:p>0.103405</text:p>
          </table:table-cell>
          <table:table-cell office:value-type="float" office:value="0.102815">
            <text:p>0.102815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table:number-columns-repeated="2" office:value-type="float" office:value="4.8">
            <text:p>4.8</text:p>
          </table:table-cell>
          <table:table-cell office:value-type="float" office:value="5.111111">
            <text:p>5.111111</text:p>
          </table:table-cell>
          <table:table-cell office:value-type="float" office:value="4.666667">
            <text:p>4.666667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4.555555">
            <text:p>4.55555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0625">
            <text:p>0.30625</text:p>
          </table:table-cell>
          <table:table-cell office:value-type="float" office:value="0.92845">
            <text:p>0.9284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5.666667">
            <text:p>5.666667</text:p>
          </table:table-cell>
          <table:table-cell table:number-columns-repeated="2"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6.666667">
            <text:p>6.666667</text:p>
          </table:table-cell>
          <table:table-cell office:value-type="float" office:value="5.333333">
            <text:p>5.333333</text:p>
          </table:table-cell>
          <table:table-cell office:value-type="float" office:value="6.6">
            <text:p>6.6</text:p>
          </table:table-cell>
          <table:table-cell table:number-columns-repeated="2" office:value-type="float" office:value="7">
            <text:p>7</text:p>
          </table:table-cell>
          <table:table-cell office:value-type="float" office:value="6.611111">
            <text:p>6.611111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table:number-columns-repeated="6" office:value-type="float" office:value="0">
            <text:p>0</text:p>
          </table:table-cell>
          <table:table-cell table:number-columns-repeated="10" office:value-type="float" office:value="6">
            <text:p>6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.8">
            <text:p>2.8</text:p>
          </table:table-cell>
          <table:table-cell office:value-type="float" office:value="2.444444">
            <text:p>2.444444</text:p>
          </table:table-cell>
          <table:table-cell table:number-columns-repeated="2"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3.2">
            <text:p>3.2</text:p>
          </table:table-cell>
          <table:table-cell office:value-type="float" office:value="2.722222">
            <text:p>2.722222</text:p>
          </table:table-cell>
        </table:table-row>
        <table:table-row table:style-name="ro2">
          <table:table-cell office:value-type="float" office:value="0.04025">
            <text:p>0.0402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6.666667">
            <text:p>6.666667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6.6">
            <text:p>6.6</text:p>
          </table:table-cell>
          <table:table-cell office:value-type="float" office:value="5.888889">
            <text:p>5.888889</text:p>
          </table:table-cell>
          <table:table-cell office:value-type="float" office:value="5.333333">
            <text:p>5.333333</text:p>
          </table:table-cell>
          <table:table-cell office:value-type="float" office:value="4.6">
            <text:p>4.6</text:p>
          </table:table-cell>
          <table:table-cell office:value-type="float" office:value="4.4">
            <text:p>4.4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4295">
            <text:p>0.14295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1183">
            <text:p>0.1183</text:p>
          </table:table-cell>
          <table:table-cell table:number-columns-repeated="7"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5.6">
            <text:p>5.6</text:p>
          </table:table-cell>
          <table:table-cell office:value-type="float" office:value="6.5">
            <text:p>6.5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6.333333">
            <text:p>6.333333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6">
            <text:p>6</text:p>
          </table:table-cell>
          <table:table-cell office:value-type="float" office:value="6.111111">
            <text:p>6.111111</text:p>
          </table:table-cell>
          <table:table-cell table:number-columns-repeated="3" office:value-type="float" office:value="6">
            <text:p>6</text:p>
          </table:table-cell>
          <table:table-cell office:value-type="float" office:value="6.6">
            <text:p>6.6</text:p>
          </table:table-cell>
          <table:table-cell office:value-type="float" office:value="6.166667">
            <text:p>6.166667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6">
            <text:p>6</text:p>
          </table:table-cell>
          <table:table-cell office:value-type="float" office:value="5.833333">
            <text:p>5.83333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5.222222">
            <text:p>5.222222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073">
            <text:p>0.0073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6">
            <text:p>6</text:p>
          </table:table-cell>
          <table:table-cell office:value-type="float" office:value="5.333333">
            <text:p>5.333333</text:p>
          </table:table-cell>
          <table:table-cell office:value-type="float" office:value="4">
            <text:p>4</text:p>
          </table:table-cell>
          <table:table-cell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5.6">
            <text:p>5.6</text:p>
          </table:table-cell>
          <table:table-cell office:value-type="float" office:value="4.833333">
            <text:p>4.833333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5.666667">
            <text:p>5.666667</text:p>
          </table:table-cell>
          <table:table-cell table:number-columns-repeated="2" office:value-type="float" office:value="5">
            <text:p>5</text:p>
          </table:table-cell>
          <table:table-cell office:value-type="float" office:value="5.4">
            <text:p>5.4</text:p>
          </table:table-cell>
          <table:table-cell office:value-type="float" office:value="5.222222">
            <text:p>5.222222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  <table:table-cell office:value-type="float" office:value="5.4">
            <text:p>5.4</text:p>
          </table:table-cell>
          <table:table-cell office:value-type="float" office:value="4.722222">
            <text:p>4.722222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table:number-columns-repeated="2"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.2">
            <text:p>5.2</text:p>
          </table:table-cell>
          <table:table-cell office:value-type="float" office:value="5.722222">
            <text:p>5.722222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5.6">
            <text:p>5.6</text:p>
          </table:table-cell>
          <table:table-cell office:value-type="float" office:value="5">
            <text:p>5</text:p>
          </table:table-cell>
          <table:table-cell office:value-type="float" office:value="4.777778">
            <text:p>4.777778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5">
            <text:p>5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5.222222">
            <text:p>5.222222</text:p>
          </table:table-cell>
          <table:table-cell office:value-type="float" office:value="3.666667">
            <text:p>3.666667</text:p>
          </table:table-cell>
          <table:table-cell office:value-type="float" office:value="5.2">
            <text:p>5.2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5.055555">
            <text:p>5.055555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table:number-columns-repeated="5" office:value-type="float" office:value="0">
            <text:p>0</text:p>
          </table:table-cell>
          <table:table-cell office:value-type="float" office:value="0.01465">
            <text:p>0.01465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6.388889">
            <text:p>6.388889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6.555555">
            <text:p>6.555555</text:p>
          </table:table-cell>
        </table:table-row>
        <table:table-row table:style-name="ro2"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6.888889">
            <text:p>6.888889</text:p>
          </table:table-cell>
          <table:table-cell office:value-type="float" office:value="6">
            <text:p>6</text:p>
          </table:table-cell>
          <table:table-cell office:value-type="float" office:value="6.8">
            <text:p>6.8</text:p>
          </table:table-cell>
          <table:table-cell table:number-columns-repeated="2" office:value-type="float" office:value="6">
            <text:p>6</text:p>
          </table:table-cell>
          <table:table-cell office:value-type="float" office:value="6.222222">
            <text:p>6.222222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0.3">
            <text:p>0.3</text:p>
          </table:table-cell>
          <table:table-cell office:value-type="float" office:value="5.333333">
            <text:p>5.3333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6.333333">
            <text:p>6.333333</text:p>
          </table:table-cell>
          <table:table-cell table:number-columns-repeated="5" office:value-type="float" office:value="6">
            <text:p>6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2.166667">
            <text:p>2.166667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2.388889">
            <text:p>2.388889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1062">
            <text:p>0.10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0.1">
            <text:p>0.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4.166667">
            <text:p>4.166667</text:p>
          </table:table-cell>
          <table:table-cell office:value-type="float" office:value="4.666667">
            <text:p>4.666667</text:p>
          </table:table-cell>
          <table:table-cell office:value-type="float" office:value="4.2">
            <text:p>4.2</text:p>
          </table:table-cell>
          <table:table-cell table:number-columns-repeated="2" office:value-type="float" office:value="4.8">
            <text:p>4.8</text:p>
          </table:table-cell>
          <table:table-cell office:value-type="float" office:value="4.611111">
            <text:p>4.611111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0.5">
            <text:p>0.5</text:p>
          </table:table-cell>
          <table:table-cell office:value-type="float" office:value="6.333333">
            <text:p>6.333333</text:p>
          </table:table-cell>
          <table:table-cell table:number-columns-repeated="2" office:value-type="float" office:value="6.8">
            <text:p>6.8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table:number-columns-repeated="2" office:value-type="float" office:value="6.8">
            <text:p>6.8</text:p>
          </table:table-cell>
          <table:table-cell office:value-type="float" office:value="7">
            <text:p>7</text:p>
          </table:table-cell>
          <table:table-cell office:value-type="float" office:value="6.722222">
            <text:p>6.722222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6.666667">
            <text:p>6.666667</text:p>
          </table:table-cell>
          <table:table-cell table:number-columns-repeated="2"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6.888889">
            <text:p>6.888889</text:p>
          </table:table-cell>
          <table:table-cell table:number-columns-repeated="5" office:value-type="float" office:value="6">
            <text:p>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50167">
            <text:p>0.50167</text:p>
          </table:table-cell>
          <table:table-cell office:value-type="float" office:value="0.1">
            <text:p>0.1</text:p>
          </table:table-cell>
          <table:table-cell office:value-type="float" office:value="0.201305">
            <text:p>0.201305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3">
            <text:p>3</text:p>
          </table:table-cell>
          <table:table-cell office:value-type="float" office:value="6.2">
            <text:p>6.2</text:p>
          </table:table-cell>
          <table:table-cell office:value-type="float" office:value="4.888889">
            <text:p>4.888889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  <table:table-cell office:value-type="float" office:value="4.055555">
            <text:p>4.055555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table:number-columns-repeated="2" office:value-type="float" office:value="6">
            <text:p>6</text:p>
          </table:table-cell>
          <table:table-cell office:value-type="float" office:value="6.333333">
            <text:p>6.333333</text:p>
          </table:table-cell>
          <table:table-cell office:value-type="float" office:value="5.333333">
            <text:p>5.333333</text:p>
          </table:table-cell>
          <table:table-cell office:value-type="float" office:value="5.2">
            <text:p>5.2</text:p>
          </table:table-cell>
          <table:table-cell table:number-columns-repeated="2" office:value-type="float" office:value="6">
            <text:p>6</text:p>
          </table:table-cell>
          <table:table-cell office:value-type="float" office:value="5.666667">
            <text:p>5.66666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486">
            <text:p>0.1486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3.2">
            <text:p>3.2</text:p>
          </table:table-cell>
          <table:table-cell office:value-type="float" office:value="4.333333">
            <text:p>4.333333</text:p>
          </table:table-cell>
          <table:table-cell office:value-type="float" office:value="5.333333">
            <text:p>5.333333</text:p>
          </table:table-cell>
          <table:table-cell office:value-type="float" office:value="3.4">
            <text:p>3.4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25">
            <text:p>0.25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2">
            <text:p>0.2</text:p>
          </table:table-cell>
          <table:table-cell office:value-type="float" office:value="2.5">
            <text:p>2.5</text:p>
          </table:table-cell>
          <table:table-cell office:value-type="float" office:value="4.2">
            <text:p>4.2</text:p>
          </table:table-cell>
          <table:table-cell table:number-columns-repeated="2" office:value-type="float" office:value="6">
            <text:p>6</text:p>
          </table:table-cell>
          <table:table-cell office:value-type="float" office:value="4.916667">
            <text:p>4.916667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table:number-columns-repeated="2" office:value-type="float" office:value="6">
            <text:p>6</text:p>
          </table:table-cell>
          <table:table-cell office:value-type="float" office:value="4.555555">
            <text:p>4.555555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float" office:value="0.5">
            <text:p>0.5</text:p>
          </table:table-cell>
          <table:table-cell office:value-type="float" office:value="0.137">
            <text:p>0.137</text:p>
          </table:table-cell>
          <table:table-cell table:number-columns-repeated="4" office:value-type="float" office:value="0">
            <text:p>0</text:p>
          </table:table-cell>
          <table:table-cell office:value-type="float" office:value="5.333333">
            <text:p>5.333333</text:p>
          </table:table-cell>
          <table:table-cell office:value-type="float" office:value="5.6">
            <text:p>5.6</text:p>
          </table:table-cell>
          <table:table-cell office:value-type="float" office:value="4.8">
            <text:p>4.8</text:p>
          </table:table-cell>
          <table:table-cell office:value-type="float" office:value="5.2">
            <text:p>5.2</text:p>
          </table:table-cell>
          <table:table-cell office:value-type="float" office:value="5.222222">
            <text:p>5.222222</text:p>
          </table:table-cell>
          <table:table-cell table:number-columns-repeated="5" office:value-type="float" office:value="5">
            <text:p>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1288">
            <text:p>0.128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table:number-columns-repeated="5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.8">
            <text:p>6.8</text:p>
          </table:table-cell>
          <table:table-cell table:number-columns-repeated="2" office:value-type="float" office:value="7">
            <text:p>7</text:p>
          </table:table-cell>
          <table:table-cell office:value-type="float" office:value="6.777778">
            <text:p>6.777778</text:p>
          </table:table-cell>
        </table:table-row>
        <table:table-row table:style-name="ro2">
          <table:table-cell office:value-type="float" office:value="0.0111">
            <text:p>0.0111</text:p>
          </table:table-cell>
          <table:table-cell office:value-type="float" office:value="0.00486">
            <text:p>0.00486</text:p>
          </table:table-cell>
          <table:table-cell office:value-type="float" office:value="0.00424">
            <text:p>0.00424</text:p>
          </table:table-cell>
          <table:table-cell office:value-type="float" office:value="0.1188">
            <text:p>0.1188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6">
            <text:p>4.6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4.777778">
            <text:p>4.777778</text:p>
          </table:table-cell>
          <table:table-cell office:value-type="float" office:value="5">
            <text:p>5</text:p>
          </table:table-cell>
          <table:table-cell office:value-type="float" office:value="5.6">
            <text:p>5.6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.666667">
            <text:p>5.66666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07">
            <text:p>0.507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5.388889">
            <text:p>5.388889</text:p>
          </table:table-cell>
          <table:table-cell office:value-type="float" office:value="6">
            <text:p>6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.6">
            <text:p>5.6</text:p>
          </table:table-cell>
          <table:table-cell office:value-type="float" office:value="5.555555">
            <text:p>5.555555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5.333333">
            <text:p>5.333333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5.333333">
            <text:p>5.333333</text:p>
          </table:table-cell>
          <table:table-cell office:value-type="float" office:value="3.333333">
            <text:p>3.333333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  <table:table-cell office:value-type="float" office:value="5.8">
            <text:p>5.8</text:p>
          </table:table-cell>
          <table:table-cell office:value-type="float" office:value="4.833333">
            <text:p>4.833333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0069">
            <text:p>0.00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table:number-columns-repeated="10" office:value-type="float" office:value="6">
            <text:p>6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154">
            <text:p>0.154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6">
            <text:p>6</text:p>
          </table:table-cell>
          <table:table-cell office:value-type="float" office:value="6.666667">
            <text:p>6.666667</text:p>
          </table:table-cell>
          <table:table-cell office:value-type="float" office:value="5.666667">
            <text:p>5.666667</text:p>
          </table:table-cell>
          <table:table-cell table:number-columns-repeated="3" office:value-type="float" office:value="6">
            <text:p>6</text:p>
          </table:table-cell>
          <table:table-cell office:value-type="float" office:value="5.944445">
            <text:p>5.944445</text:p>
          </table:table-cell>
        </table:table-row>
        <table:table-row table:style-name="ro2">
          <table:table-cell office:value-type="float" office:value="0.02325">
            <text:p>0.02325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5.4">
            <text:p>5.4</text:p>
          </table:table-cell>
          <table:table-cell office:value-type="float" office:value="5.611111">
            <text:p>5.611111</text:p>
          </table:table-cell>
          <table:table-cell table:number-columns-repeated="3"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4.888889">
            <text:p>4.888889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float" office:value="0.0175">
            <text:p>0.0175</text:p>
          </table:table-cell>
          <table:table-cell office:value-type="float" office:value="0.3302">
            <text:p>0.3302</text:p>
          </table:table-cell>
          <table:table-cell office:value-type="float" office:value="0.1259">
            <text:p>0.1259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0.30745">
            <text:p>0.30745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4.6">
            <text:p>4.6</text:p>
          </table:table-cell>
          <table:table-cell office:value-type="float" office:value="5.2">
            <text:p>5.2</text:p>
          </table:table-cell>
          <table:table-cell office:value-type="float" office:value="5.777778">
            <text:p>5.777778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5.611111">
            <text:p>5.611111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">
            <text:p>0</text:p>
          </table:table-cell>
          <table:table-cell office:value-type="float" office:value="0.404465">
            <text:p>0.40446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6">
            <text:p>6</text:p>
          </table:table-cell>
          <table:table-cell office:value-type="float" office:value="6.6">
            <text:p>6.6</text:p>
          </table:table-cell>
          <table:table-cell office:value-type="float" office:value="6.555555">
            <text:p>6.555555</text:p>
          </table:table-cell>
          <table:table-cell table:number-columns-repeated="2" office:value-type="float" office:value="6">
            <text:p>6</text:p>
          </table:table-cell>
          <table:table-cell office:value-type="float" office:value="6.6">
            <text:p>6.6</text:p>
          </table:table-cell>
          <table:table-cell office:value-type="float" office:value="6.8">
            <text:p>6.8</text:p>
          </table:table-cell>
          <table:table-cell office:value-type="float" office:value="6.388889">
            <text:p>6.388889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5">
            <text:p>5</text:p>
          </table:table-cell>
          <table:table-cell office:value-type="float" office:value="5.4">
            <text:p>5.4</text:p>
          </table:table-cell>
          <table:table-cell office:value-type="float" office:value="5.111111">
            <text:p>5.111111</text:p>
          </table:table-cell>
          <table:table-cell office:value-type="float" office:value="4.333333">
            <text:p>4.333333</text:p>
          </table:table-cell>
          <table:table-cell office:value-type="float" office:value="5">
            <text:p>5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5.111111">
            <text:p>5.111111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4321">
            <text:p>0.4321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266">
            <text:p>0.266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  <table:table-cell office:value-type="float" office:value="4.833333">
            <text:p>4.833333</text:p>
          </table:table-cell>
          <table:table-cell table:number-columns-repeated="2"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5.4">
            <text:p>5.4</text:p>
          </table:table-cell>
          <table:table-cell office:value-type="float" office:value="5.055555">
            <text:p>5.055555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1.333333">
            <text:p>1.333333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number-columns-repeated="3"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float" office:value="2.166667">
            <text:p>2.166667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table:number-columns-repeated="6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.111111">
            <text:p>1.11111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094">
            <text:p>0.0094</text:p>
          </table:table-cell>
          <table:table-cell table:number-columns-repeated="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5" office:value-type="string">
            <text:p><text:s text:c="4"/>NA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.277778">
            <text:p>2.277778</text:p>
          </table:table-cell>
        </table:table-row>
        <table:table-row table:style-name="ro2">
          <table:table-cell office:value-type="float" office:value="0.22925">
            <text:p>0.22925</text:p>
          </table:table-cell>
          <table:table-cell office:value-type="float" office:value="0.3005">
            <text:p>0.3005</text:p>
          </table:table-cell>
          <table:table-cell office:value-type="float" office:value="0.022">
            <text:p>0.02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3.666667">
            <text:p>3.666667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.166667">
            <text:p>2.166667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  <table:table-cell office:value-type="float" office:value="2.555556">
            <text:p>2.555556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77">
            <text:p>0.477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1.2755">
            <text:p>1.2755</text:p>
          </table:table-cell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4.4">
            <text:p>4.4</text:p>
          </table:table-cell>
          <table:table-cell office:value-type="float" office:value="2.8">
            <text:p>2.8</text:p>
          </table:table-cell>
          <table:table-cell office:value-type="float" office:value="3.277778">
            <text:p>3.277778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4.8">
            <text:p>4.8</text:p>
          </table:table-cell>
          <table:table-cell office:value-type="float" office:value="3.8">
            <text:p>3.8</text:p>
          </table:table-cell>
          <table:table-cell office:value-type="float" office:value="3.777778">
            <text:p>3.777778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5" office:value-type="string">
            <text:p><text:s text:c="4"/>NA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5.8">
            <text:p>5.8</text:p>
          </table:table-cell>
          <table:table-cell office:value-type="float" office:value="2">
            <text:p>2</text:p>
          </table:table-cell>
          <table:table-cell office:value-type="float" office:value="3.166667">
            <text:p>3.166667</text:p>
          </table:table-cell>
          <table:table-cell office:value-type="float" office:value="3.666667">
            <text:p>3.666667</text:p>
          </table:table-cell>
          <table:table-cell office:value-type="float" office:value="3.8">
            <text:p>3.8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float" office:value="0.4242">
            <text:p>0.4242</text:p>
          </table:table-cell>
          <table:table-cell office:value-type="float" office:value="0.1265">
            <text:p>0.1265</text:p>
          </table:table-cell>
          <table:table-cell office:value-type="float" office:value="0.345">
            <text:p>0.345</text:p>
          </table:table-cell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.928">
            <text:p>0.928</text:p>
          </table:table-cell>
          <table:table-cell office:value-type="float" office:value="3.333333">
            <text:p>3.333333</text:p>
          </table:table-cell>
          <table:table-cell office:value-type="float" office:value="3.6">
            <text:p>3.6</text:p>
          </table:table-cell>
          <table:table-cell office:value-type="float" office:value="5.6">
            <text:p>5.6</text:p>
          </table:table-cell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4.111111">
            <text:p>4.111111</text:p>
          </table:table-cell>
        </table:table-row>
        <table:table-row table:style-name="ro2">
          <table:table-cell office:value-type="float" office:value="0.12595">
            <text:p>0.12595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0198">
            <text:p>0.0198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333333">
            <text:p>6.333333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office:value-type="float" office:value="6.4">
            <text:p>6.4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.666667">
            <text:p>5.666667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6.333333">
            <text:p>6.333333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4.055555">
            <text:p>4.055555</text:p>
          </table:table-cell>
          <table:table-cell table:number-columns-repeated="5" office:value-type="float" office:value="3">
            <text:p>3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145">
            <text:p>0.14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46">
            <text:p>0.046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2">
            <text:p>2</text:p>
          </table:table-cell>
          <table:table-cell office:value-type="float" office:value="1.722222">
            <text:p>1.722222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2.611111">
            <text:p>2.61111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01715">
            <text:p>0.001715</text:p>
          </table:table-cell>
          <table:table-cell office:value-type="float" office:value="0.00149">
            <text:p>0.0014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">
            <text:p>0.0013</text:p>
          </table:table-cell>
          <table:table-cell office:value-type="float" office:value="4.333333">
            <text:p>4.333333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3.666667">
            <text:p>3.666667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3.666667">
            <text:p>3.666667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float" office:value="0.3905">
            <text:p>0.3905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4.666667">
            <text:p>4.666667</text:p>
          </table:table-cell>
          <table:table-cell office:value-type="float" office:value="5">
            <text:p>5</text:p>
          </table:table-cell>
          <table:table-cell office:value-type="float" office:value="5.6">
            <text:p>5.6</text:p>
          </table:table-cell>
          <table:table-cell office:value-type="float" office:value="5">
            <text:p>5</text:p>
          </table:table-cell>
          <table:table-cell office:value-type="float" office:value="5.111111">
            <text:p>5.111111</text:p>
          </table:table-cell>
          <table:table-cell office:value-type="float" office:value="3.666667">
            <text:p>3.666667</text:p>
          </table:table-cell>
          <table:table-cell office:value-type="float" office:value="4.8">
            <text:p>4.8</text:p>
          </table:table-cell>
          <table:table-cell table:number-columns-repeated="2" office:value-type="float" office:value="5">
            <text:p>5</text:p>
          </table:table-cell>
          <table:table-cell office:value-type="float" office:value="4.722222">
            <text:p>4.72222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369">
            <text:p>0.369</text:p>
          </table:table-cell>
          <table:table-cell office:value-type="float" office:value="0.0655">
            <text:p>0.065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6">
            <text:p>6</text:p>
          </table:table-cell>
          <table:table-cell office:value-type="float" office:value="5.722222">
            <text:p>5.722222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  <table:table-cell office:value-type="float" office:value="4.833333">
            <text:p>4.833333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1.666667">
            <text:p>1.666667</text:p>
          </table:table-cell>
          <table:table-cell table:number-columns-repeated="2"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5" office:value-type="string">
            <text:p><text:s text:c="4"/>NA</text:p>
          </table:table-cell>
          <table:table-cell table:number-columns-repeated="3"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.833333">
            <text:p>1.833333</text:p>
          </table:table-cell>
          <table:table-cell table:number-columns-repeated="5" office:value-type="float" office:value="2">
            <text:p>2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555556">
            <text:p>1.555556</text:p>
          </table:table-cell>
          <table:table-cell office:value-type="float" office:value="2.333333">
            <text:p>2.333333</text:p>
          </table:table-cell>
          <table:table-cell table:number-columns-repeated="2"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.888889">
            <text:p>1.888889</text:p>
          </table:table-cell>
        </table:table-row>
        <table:table-row table:style-name="ro2">
          <table:table-cell office:value-type="float" office:value="0.001585">
            <text:p>0.001585</text:p>
          </table:table-cell>
          <table:table-cell office:value-type="float" office:value="0.00253">
            <text:p>0.00253</text:p>
          </table:table-cell>
          <table:table-cell office:value-type="float" office:value="0.000468">
            <text:p>0.000468</text:p>
          </table:table-cell>
          <table:table-cell office:value-type="float" office:value="0.001385">
            <text:p>0.001385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0.000435">
            <text:p>0.00043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float" office:value="0.90485">
            <text:p>0.90485</text:p>
          </table:table-cell>
          <table:table-cell office:value-type="float" office:value="0.10845">
            <text:p>0.10845</text:p>
          </table:table-cell>
          <table:table-cell office:value-type="float" office:value="0.6065">
            <text:p>0.6065</text:p>
          </table:table-cell>
          <table:table-cell office:value-type="float" office:value="0.402">
            <text:p>0.402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0.1">
            <text:p>0.1</text:p>
          </table:table-cell>
          <table:table-cell office:value-type="float" office:value="3.333333">
            <text:p>3.333333</text:p>
          </table:table-cell>
          <table:table-cell office:value-type="float" office:value="5.6">
            <text:p>5.6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3.944444">
            <text:p>3.944444</text:p>
          </table:table-cell>
          <table:table-cell office:value-type="float" office:value="3.666667">
            <text:p>3.666667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1.4">
            <text:p>1.4</text:p>
          </table:table-cell>
          <table:table-cell office:value-type="float" office:value="3.555556">
            <text:p>3.555556</text:p>
          </table:table-cell>
        </table:table-row>
        <table:table-row table:style-name="ro2">
          <table:table-cell office:value-type="float" office:value="0.32665">
            <text:p>0.32665</text:p>
          </table:table-cell>
          <table:table-cell office:value-type="float" office:value="0.32605">
            <text:p>0.32605</text:p>
          </table:table-cell>
          <table:table-cell office:value-type="float" office:value="1.0685">
            <text:p>1.068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3175">
            <text:p>0.3175</text:p>
          </table:table-cell>
          <table:table-cell office:value-type="float" office:value="5.666667">
            <text:p>5.666667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4.111111">
            <text:p>4.111111</text:p>
          </table:table-cell>
          <table:table-cell office:value-type="float" office:value="4.666667">
            <text:p>4.666667</text:p>
          </table:table-cell>
          <table:table-cell office:value-type="float" office:value="3.6">
            <text:p>3.6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office:value-type="float" office:value="3.666667">
            <text:p>3.666667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00214">
            <text:p>0.00214</text:p>
          </table:table-cell>
          <table:table-cell table:number-columns-repeated="5" office:value-type="float" office:value="0">
            <text:p>0</text:p>
          </table:table-cell>
          <table:table-cell office:value-type="float" office:value="4.333333">
            <text:p>4.333333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2.2">
            <text:p>2.2</text:p>
          </table:table-cell>
          <table:table-cell office:value-type="float" office:value="3.388889">
            <text:p>3.388889</text:p>
          </table:table-cell>
          <table:table-cell office:value-type="float" office:value="4.333333">
            <text:p>4.333333</text:p>
          </table:table-cell>
          <table:table-cell office:value-type="float" office:value="4.4">
            <text:p>4.4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3.388889">
            <text:p>3.38888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51">
            <text:p>0.251</text:p>
          </table:table-cell>
          <table:table-cell office:value-type="float" office:value="0.1284">
            <text:p>0.128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3515">
            <text:p>0.03515</text:p>
          </table:table-cell>
          <table:table-cell office:value-type="float" office:value="5">
            <text:p>5</text:p>
          </table:table-cell>
          <table:table-cell office:value-type="float" office:value="6.6">
            <text:p>6.6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5.777778">
            <text:p>5.77777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4.666667">
            <text:p>4.666667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float" office:value="0.01245">
            <text:p>0.01245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0.02625">
            <text:p>0.02625</text:p>
          </table:table-cell>
          <table:table-cell table:number-columns-repeated="3"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.111111">
            <text:p>2.11111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2.888889">
            <text:p>2.88888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table:number-columns-repeated="2" office:value-type="float" office:value="2">
            <text:p>2</text:p>
          </table:table-cell>
          <table:table-cell office:value-type="float" office:value="3.722222">
            <text:p>3.722222</text:p>
          </table:table-cell>
          <table:table-cell office:value-type="float" office:value="4.333333">
            <text:p>4.3333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float" office:value="3.111111">
            <text:p>3.111111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2655">
            <text:p>0.2655</text:p>
          </table:table-cell>
          <table:table-cell table:number-columns-repeated="2" office:value-type="float" office:value="0">
            <text:p>0</text:p>
          </table:table-cell>
          <table:table-cell office:value-type="float" office:value="0.3925">
            <text:p>0.3925</text:p>
          </table:table-cell>
          <table:table-cell office:value-type="float" office:value="3.333333">
            <text:p>3.333333</text:p>
          </table:table-cell>
          <table:table-cell office:value-type="float" office:value="3.6">
            <text:p>3.6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4.277778">
            <text:p>4.277778</text:p>
          </table:table-cell>
          <table:table-cell office:value-type="float" office:value="2.666667">
            <text:p>2.666667</text:p>
          </table:table-cell>
          <table:table-cell office:value-type="float" office:value="3.2">
            <text:p>3.2</text:p>
          </table:table-cell>
          <table:table-cell office:value-type="float" office:value="4.4">
            <text:p>4.4</text:p>
          </table:table-cell>
          <table:table-cell office:value-type="float" office:value="4.8">
            <text:p>4.8</text:p>
          </table:table-cell>
          <table:table-cell office:value-type="float" office:value="3.888889">
            <text:p>3.888889</text:p>
          </table:table-cell>
        </table:table-row>
        <table:table-row table:style-name="ro2">
          <table:table-cell office:value-type="float" office:value="0.2495">
            <text:p>0.2495</text:p>
          </table:table-cell>
          <table:table-cell table:number-columns-repeated="6" office:value-type="float" office:value="0">
            <text:p>0</text:p>
          </table:table-cell>
          <table:table-cell office:value-type="float" office:value="4.666667">
            <text:p>4.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4.944445">
            <text:p>4.944445</text:p>
          </table:table-cell>
          <table:table-cell office:value-type="float" office:value="5.333333">
            <text:p>5.333333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5.222222">
            <text:p>5.222222</text:p>
          </table:table-cell>
        </table:table-row>
        <table:table-row table:style-name="ro2"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217">
            <text:p>0.0217</text:p>
          </table:table-cell>
          <table:table-cell office:value-type="float" office:value="6.666667">
            <text:p>6.666667</text:p>
          </table:table-cell>
          <table:table-cell office:value-type="float" office:value="5.6">
            <text:p>5.6</text:p>
          </table:table-cell>
          <table:table-cell table:number-columns-repeated="2" office:value-type="float" office:value="2">
            <text:p>2</text:p>
          </table:table-cell>
          <table:table-cell office:value-type="float" office:value="3.777778">
            <text:p>3.777778</text:p>
          </table:table-cell>
          <table:table-cell office:value-type="float" office:value="5.666667">
            <text:p>5.6666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3.777778">
            <text:p>3.777778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4.055555">
            <text:p>4.055555</text:p>
          </table:table-cell>
          <table:table-cell table:number-columns-repeated="2" office:value-type="float" office:value="2">
            <text:p>2</text:p>
          </table:table-cell>
          <table:table-cell office:value-type="float" office:value="5.6">
            <text:p>5.6</text:p>
          </table:table-cell>
          <table:table-cell office:value-type="float" office:value="4.2">
            <text:p>4.2</text:p>
          </table:table-cell>
          <table:table-cell office:value-type="float" office:value="3.611111">
            <text:p>3.6111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362">
            <text:p>0.0362</text:p>
          </table:table-cell>
          <table:table-cell office:value-type="float" office:value="0.142">
            <text:p>0.142</text:p>
          </table:table-cell>
          <table:table-cell table:number-columns-repeated="4" office:value-type="float" office:value="0">
            <text:p>0</text:p>
          </table:table-cell>
          <table:table-cell office:value-type="float" office:value="4.333333">
            <text:p>4.333333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office:value-type="float" office:value="4.222222">
            <text:p>4.222222</text:p>
          </table:table-cell>
          <table:table-cell office:value-type="float" office:value="4.666667">
            <text:p>4.666667</text:p>
          </table:table-cell>
          <table:table-cell office:value-type="float" office:value="5.8">
            <text:p>5.8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4.166667">
            <text:p>4.166667</text:p>
          </table:table-cell>
        </table:table-row>
        <table:table-row table:style-name="ro2">
          <table:table-cell office:value-type="float" office:value="0.7259">
            <text:p>0.725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076">
            <text:p>0.007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2222">
            <text:p>1.222222</text:p>
          </table:table-cell>
          <table:table-cell table:number-columns-repeated="3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055556">
            <text:p>2.055556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1965">
            <text:p>0.31965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51835">
            <text:p>0.5183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6.777778">
            <text:p>6.777778</text:p>
          </table:table-cell>
          <table:table-cell office:value-type="float" office:value="5.666667">
            <text:p>5.666667</text:p>
          </table:table-cell>
          <table:table-cell office:value-type="float" office:value="6.4">
            <text:p>6.4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6.555555">
            <text:p>6.555555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1">
            <text:p>0.1</text:p>
          </table:table-cell>
          <table:table-cell office:value-type="float" office:value="4.666667">
            <text:p>4.66666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5.222222">
            <text:p>5.222222</text:p>
          </table:table-cell>
          <table:table-cell office:value-type="float" office:value="4.333333">
            <text:p>4.333333</text:p>
          </table:table-cell>
          <table:table-cell office:value-type="float" office:value="4">
            <text:p>4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4.555555">
            <text:p>4.555555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002235">
            <text:p>0.002235</text:p>
          </table:table-cell>
          <table:table-cell office:value-type="float" office:value="0.301305">
            <text:p>0.30130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10111">
            <text:p>0.10111</text:p>
          </table:table-cell>
          <table:table-cell office:value-type="float" office:value="3.333333">
            <text:p>3.333333</text:p>
          </table:table-cell>
          <table:table-cell office:value-type="float" office:value="5.4">
            <text:p>5.4</text:p>
          </table:table-cell>
          <table:table-cell office:value-type="float" office:value="4.6">
            <text:p>4.6</text:p>
          </table:table-cell>
          <table:table-cell office:value-type="float" office:value="4.2">
            <text:p>4.2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4.4">
            <text:p>4.4</text:p>
          </table:table-cell>
          <table:table-cell office:value-type="float" office:value="4.8">
            <text:p>4.8</text:p>
          </table:table-cell>
          <table:table-cell office:value-type="float" office:value="4.277778">
            <text:p>4.277778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table:number-columns-repeated="2" office:value-type="float" office:value="7">
            <text:p>7</text:p>
          </table:table-cell>
          <table:table-cell office:value-type="float" office:value="6.888889">
            <text:p>6.88888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office:value-type="float" office:value="6.166667">
            <text:p>6.166667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.4">
            <text:p>6.4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6.333333">
            <text:p>6.333333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6.277778">
            <text:p>6.277778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office:value-type="string">
            <text:p><text:s text:c="5"/>NA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3.61">
            <text:p>3.61</text:p>
          </table:table-cell>
          <table:table-cell table:number-columns-repeated="4" office:value-type="string">
            <text:p><text:s text:c="4"/>NA</text:p>
          </table:table-cell>
          <table:table-cell office:value-type="float" office:value="2.11">
            <text:p>2.11</text:p>
          </table:table-cell>
        </table:table-row>
        <table:table-row table:style-name="ro2">
          <table:table-cell office:value-type="float" office:value="0.00046">
            <text:p>0.00046</text:p>
          </table:table-cell>
          <table:table-cell office:value-type="float" office:value="0.200775">
            <text:p>0.200775</text:p>
          </table:table-cell>
          <table:table-cell office:value-type="float" office:value="0.100366">
            <text:p>0.100366</text:p>
          </table:table-cell>
          <table:table-cell office:value-type="float" office:value="0.000475">
            <text:p>0.00047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00535">
            <text:p>0.000535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table:number-columns-repeated="2" office:value-type="float" office:value="3">
            <text:p>3</text:p>
          </table:table-cell>
          <table:table-cell office:value-type="float" office:value="3.055556">
            <text:p>3.055556</text:p>
          </table:table-cell>
        </table:table-row>
        <table:table-row table:style-name="ro2">
          <table:table-cell office:value-type="float" office:value="0.101675">
            <text:p>0.101675</text:p>
          </table:table-cell>
          <table:table-cell office:value-type="float" office:value="0.400885">
            <text:p>0.40088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5.6">
            <text:p>5.6</text:p>
          </table:table-cell>
          <table:table-cell office:value-type="float" office:value="5.222222">
            <text:p>5.222222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004155">
            <text:p>0.004155</text:p>
          </table:table-cell>
          <table:table-cell office:value-type="float" office:value="0.01015">
            <text:p>0.01015</text:p>
          </table:table-cell>
          <table:table-cell office:value-type="float" office:value="0.32485">
            <text:p>0.32485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22995">
            <text:p>0.22995</text:p>
          </table:table-cell>
          <table:table-cell office:value-type="float" office:value="5">
            <text:p>5</text:p>
          </table:table-cell>
          <table:table-cell office:value-type="float" office:value="5.8">
            <text:p>5.8</text:p>
          </table:table-cell>
          <table:table-cell office:value-type="float" office:value="5.6">
            <text:p>5.6</text:p>
          </table:table-cell>
          <table:table-cell office:value-type="float" office:value="5.2">
            <text:p>5.2</text:p>
          </table:table-cell>
          <table:table-cell office:value-type="float" office:value="5.444445">
            <text:p>5.444445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table:number-columns-repeated="2" office:value-type="float" office:value="5.8">
            <text:p>5.8</text:p>
          </table:table-cell>
          <table:table-cell office:value-type="float" office:value="5.777778">
            <text:p>5.777778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3207">
            <text:p>0.3207</text:p>
          </table:table-cell>
          <table:table-cell office:value-type="float" office:value="0.30815">
            <text:p>0.30815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0.1">
            <text:p>0.1</text:p>
          </table:table-cell>
          <table:table-cell office:value-type="float" office:value="7">
            <text:p>7</text:p>
          </table:table-cell>
          <table:table-cell table:number-columns-repeated="2" office:value-type="float" office:value="6.8">
            <text:p>6.8</text:p>
          </table:table-cell>
          <table:table-cell office:value-type="float" office:value="7">
            <text:p>7</text:p>
          </table:table-cell>
          <table:table-cell office:value-type="float" office:value="6.888889">
            <text:p>6.888889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6.888889">
            <text:p>6.888889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3175">
            <text:p>0.031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.0253">
            <text:p>0.025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table:number-columns-repeated="2" office:value-type="float" office:value="2">
            <text:p>2</text:p>
          </table:table-cell>
          <table:table-cell office:value-type="float" office:value="2.333333">
            <text:p>2.333333</text:p>
          </table:table-cell>
        </table:table-row>
        <table:table-row table:style-name="ro2">
          <table:table-cell office:value-type="float" office:value="0.00422">
            <text:p>0.00422</text:p>
          </table:table-cell>
          <table:table-cell office:value-type="float" office:value="0">
            <text:p>0</text:p>
          </table:table-cell>
          <table:table-cell office:value-type="float" office:value="0.000945">
            <text:p>0.000945</text:p>
          </table:table-cell>
          <table:table-cell office:value-type="float" office:value="0.000885">
            <text:p>0.00088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44444">
            <text:p>1.444444</text:p>
          </table:table-cell>
          <table:table-cell table:number-columns-repeated="5" office:value-type="float" office:value="1">
            <text:p>1</text:p>
          </table:table-cell>
        </table:table-row>
        <table:table-row table:style-name="ro2">
          <table:table-cell office:value-type="float" office:value="0.059">
            <text:p>0.059</text:p>
          </table:table-cell>
          <table:table-cell office:value-type="float" office:value="0.1">
            <text:p>0.1</text:p>
          </table:table-cell>
          <table:table-cell office:value-type="float" office:value="0.5715">
            <text:p>0.57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.2">
            <text:p>5.2</text:p>
          </table:table-cell>
          <table:table-cell office:value-type="float" office:value="5.722222">
            <text:p>5.722222</text:p>
          </table:table-cell>
          <table:table-cell table:number-columns-repeated="2"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5.666667">
            <text:p>5.666667</text:p>
          </table:table-cell>
        </table:table-row>
        <table:table-row table:style-name="ro2">
          <table:table-cell office:value-type="float" office:value="0.10404">
            <text:p>0.10404</text:p>
          </table:table-cell>
          <table:table-cell office:value-type="float" office:value="0.1">
            <text:p>0.1</text:p>
          </table:table-cell>
          <table:table-cell office:value-type="float" office:value="0.20289">
            <text:p>0.20289</text:p>
          </table:table-cell>
          <table:table-cell office:value-type="float" office:value="0.302665">
            <text:p>0.302665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4.444445">
            <text:p>4.444445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5.8">
            <text:p>5.8</text:p>
          </table:table-cell>
          <table:table-cell office:value-type="float" office:value="4">
            <text:p>4</text:p>
          </table:table-cell>
          <table:table-cell office:value-type="float" office:value="5.166667">
            <text:p>5.166667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float" office:value="0.1665">
            <text:p>0.1665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.6">
            <text:p>5.6</text:p>
          </table:table-cell>
          <table:table-cell office:value-type="float" office:value="4.4">
            <text:p>4.4</text:p>
          </table:table-cell>
          <table:table-cell office:value-type="float" office:value="5.6">
            <text:p>5.6</text:p>
          </table:table-cell>
          <table:table-cell office:value-type="float" office:value="5">
            <text:p>5</text:p>
          </table:table-cell>
          <table:table-cell office:value-type="float" office:value="3.333333">
            <text:p>3.333333</text:p>
          </table:table-cell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  <table:table-cell office:value-type="float" office:value="4.6">
            <text:p>4.6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float" office:value="0.10815">
            <text:p>0.10815</text:p>
          </table:table-cell>
          <table:table-cell table:number-columns-repeated="3" office:value-type="float" office:value="0">
            <text:p>0</text:p>
          </table:table-cell>
          <table:table-cell office:value-type="float" office:value="2.666667">
            <text:p>2.666667</text:p>
          </table:table-cell>
          <table:table-cell table:number-columns-repeated="2"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3.111111">
            <text:p>3.111111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4.2">
            <text:p>4.2</text:p>
          </table:table-cell>
          <table:table-cell office:value-type="float" office:value="4.8">
            <text:p>4.8</text:p>
          </table:table-cell>
          <table:table-cell office:value-type="float" office:value="4.055555">
            <text:p>4.05555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4.333333">
            <text:p>4.333333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4.444445">
            <text:p>4.444445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table:number-columns-repeated="2" office:value-type="float" office:value="6">
            <text:p>6</text:p>
          </table:table-cell>
          <table:table-cell office:value-type="float" office:value="6.222222">
            <text:p>6.222222</text:p>
          </table:table-cell>
          <table:table-cell table:number-columns-repeated="5" office:value-type="float" office:value="6">
            <text:p>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3445">
            <text:p>0.003445</text:p>
          </table:table-cell>
          <table:table-cell office:value-type="float" office:value="0.304645">
            <text:p>0.304645</text:p>
          </table:table-cell>
          <table:table-cell office:value-type="float" office:value="0.10141">
            <text:p>0.10141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.202315">
            <text:p>0.202315</text:p>
          </table:table-cell>
          <table:table-cell office:value-type="float" office:value="3">
            <text:p>3</text:p>
          </table:table-cell>
          <table:table-cell office:value-type="float" office:value="5.4">
            <text:p>5.4</text:p>
          </table:table-cell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  <table:table-cell office:value-type="float" office:value="4.944445">
            <text:p>4.944445</text:p>
          </table:table-cell>
          <table:table-cell table:number-columns-repeated="3"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4.777778">
            <text:p>4.777778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1177">
            <text:p>0.1177</text:p>
          </table:table-cell>
          <table:table-cell office:value-type="float" office:value="0.60452">
            <text:p>0.60452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0.41675">
            <text:p>0.41675</text:p>
          </table:table-cell>
          <table:table-cell office:value-type="float" office:value="4.666667">
            <text:p>4.666667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2.8">
            <text:p>2.8</text:p>
          </table:table-cell>
          <table:table-cell office:value-type="float" office:value="4.277778">
            <text:p>4.277778</text:p>
          </table:table-cell>
          <table:table-cell office:value-type="float" office:value="5.333333">
            <text:p>5.333333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2.6">
            <text:p>2.6</text:p>
          </table:table-cell>
          <table:table-cell office:value-type="float" office:value="4.277778">
            <text:p>4.277778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38">
            <text:p>0.0138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6.055555">
            <text:p>6.055555</text:p>
          </table:table-cell>
          <table:table-cell table:number-columns-repeated="2" office:value-type="float" office:value="6">
            <text:p>6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office:value-type="float" office:value="6.333333">
            <text:p>6.333333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3"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4.944445">
            <text:p>4.94444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1128">
            <text:p>0.1128</text:p>
          </table:table-cell>
          <table:table-cell table:number-columns-repeated="2"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3.2">
            <text:p>3.2</text:p>
          </table:table-cell>
          <table:table-cell office:value-type="float" office:value="2.444444">
            <text:p>2.444444</text:p>
          </table:table-cell>
          <table:table-cell table:number-columns-repeated="2"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4.2">
            <text:p>4.2</text:p>
          </table:table-cell>
          <table:table-cell office:value-type="float" office:value="3.444444">
            <text:p>3.444444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47">
            <text:p>0.147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.21135">
            <text:p>0.21135</text:p>
          </table:table-cell>
          <table:table-cell office:value-type="float" office:value="6.666667">
            <text:p>6.666667</text:p>
          </table:table-cell>
          <table:table-cell table:number-columns-repeated="2" office:value-type="float" office:value="5.4">
            <text:p>5.4</text:p>
          </table:table-cell>
          <table:table-cell office:value-type="float" office:value="6.2">
            <text:p>6.2</text:p>
          </table:table-cell>
          <table:table-cell office:value-type="float" office:value="5.833333">
            <text:p>5.833333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6.6">
            <text:p>6.6</text:p>
          </table:table-cell>
          <table:table-cell office:value-type="float" office:value="7">
            <text:p>7</text:p>
          </table:table-cell>
          <table:table-cell office:value-type="float" office:value="6.666667">
            <text:p>6.666667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0.1068">
            <text:p>0.106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5.166667">
            <text:p>5.166667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office:value-type="float" office:value="4.666667">
            <text:p>4.666667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02295">
            <text:p>0.30229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3.944444">
            <text:p>3.944444</text:p>
          </table:table-cell>
          <table:table-cell office:value-type="float" office:value="3.666667">
            <text:p>3.666667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3.777778">
            <text:p>3.777778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9395">
            <text:p>0.939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">
            <text:p>0</text:p>
          </table:table-cell>
          <table:table-cell office:value-type="float" office:value="6.333333">
            <text:p>6.333333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5.333333">
            <text:p>5.333333</text:p>
          </table:table-cell>
          <table:table-cell table:number-columns-repeated="5" office:value-type="float" office:value="5">
            <text:p>5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float" office:value="0.596">
            <text:p>0.596</text:p>
          </table:table-cell>
          <table:table-cell office:value-type="float" office:value="0.11745">
            <text:p>0.11745</text:p>
          </table:table-cell>
          <table:table-cell office:value-type="float" office:value="0.14605">
            <text:p>0.14605</text:p>
          </table:table-cell>
          <table:table-cell table:number-columns-repeated="2" office:value-type="float" office:value="0">
            <text:p>0</text:p>
          </table:table-cell>
          <table:table-cell office:value-type="float" office:value="0.2416">
            <text:p>0.2416</text:p>
          </table:table-cell>
          <table:table-cell office:value-type="float" office:value="4.666667">
            <text:p>4.666667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5.444445">
            <text:p>5.444445</text:p>
          </table:table-cell>
          <table:table-cell office:value-type="float" office:value="4">
            <text:p>4</text:p>
          </table:table-cell>
          <table:table-cell office:value-type="float" office:value="4.8">
            <text:p>4.8</text:p>
          </table:table-cell>
          <table:table-cell table:number-columns-repeated="2" office:value-type="float" office:value="5">
            <text:p>5</text:p>
          </table:table-cell>
          <table:table-cell office:value-type="float" office:value="4.777778">
            <text:p>4.777778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float" office:value="0.1745">
            <text:p>0.1745</text:p>
          </table:table-cell>
          <table:table-cell office:value-type="float" office:value="0">
            <text:p>0</text:p>
          </table:table-cell>
          <table:table-cell office:value-type="float" office:value="0.654">
            <text:p>0.654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3.333333">
            <text:p>3.333333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.111111">
            <text:p>2.111111</text:p>
          </table:table-cell>
          <table:table-cell office:value-type="float" office:value="3.666667">
            <text:p>3.666667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2.833333">
            <text:p>2.833333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.833333">
            <text:p>1.8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944444">
            <text:p>1.944444</text:p>
          </table:table-cell>
        </table:table-row>
        <table:table-row table:style-name="ro2">
          <table:table-cell office:value-type="float" office:value="0.004295">
            <text:p>0.004295</text:p>
          </table:table-cell>
          <table:table-cell office:value-type="float" office:value="0.00205">
            <text:p>0.00205</text:p>
          </table:table-cell>
          <table:table-cell office:value-type="float" office:value="0.00197">
            <text:p>0.00197</text:p>
          </table:table-cell>
          <table:table-cell office:value-type="float" office:value="0.00189">
            <text:p>0.001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65">
            <text:p>0.00365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">
            <text:p>2</text:p>
          </table:table-cell>
          <table:table-cell office:value-type="float" office:value="1.861111">
            <text:p>1.8611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168">
            <text:p>0.00168</text:p>
          </table:table-cell>
          <table:table-cell office:value-type="float" office:value="0.004845">
            <text:p>0.004845</text:p>
          </table:table-cell>
          <table:table-cell table:number-columns-repeated="3" office:value-type="float" office:value="0">
            <text:p>0</text:p>
          </table:table-cell>
          <table:table-cell office:value-type="float" office:value="0.20162">
            <text:p>0.20162</text:p>
          </table:table-cell>
          <table:table-cell table:number-columns-repeated="6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638889">
            <text:p>1.638889</text:p>
          </table:table-cell>
        </table:table-row>
        <table:table-row table:style-name="ro2">
          <table:table-cell office:value-type="float" office:value="0.0118">
            <text:p>0.011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109">
            <text:p>0.1109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.01035">
            <text:p>0.01035</text:p>
          </table:table-cell>
          <table:table-cell office:value-type="float" office:value="3.333333">
            <text:p>3.33333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  <table:table-cell office:value-type="float" office:value="1.944444">
            <text:p>1.944444</text:p>
          </table:table-cell>
          <table:table-cell office:value-type="float" office:value="3.333333">
            <text:p>3.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2.222222">
            <text:p>2.222222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5.666667">
            <text:p>5.666667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5.055555">
            <text:p>5.055555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0.03055">
            <text:p>0.03055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2222">
            <text:p>1.222222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float" office:value="0.1482">
            <text:p>0.14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4">
            <text:p>0.0124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1.222222">
            <text:p>1.222222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1.555556">
            <text:p>1.555556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">
            <text:p>1</text:p>
          </table:table-cell>
          <table:table-cell office:value-type="float" office:value="1.277778">
            <text:p>1.277778</text:p>
          </table:table-cell>
          <table:table-cell table:number-columns-repeated="5" office:value-type="float" office:value="1">
            <text:p>1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.555556">
            <text:p>1.555556</text:p>
          </table:table-cell>
          <table:table-cell office:value-type="float" office:value="1.333333">
            <text:p>1.333333</text:p>
          </table:table-cell>
          <table:table-cell office:value-type="float" office:value="1.8">
            <text:p>1.8</text:p>
          </table:table-cell>
          <table:table-cell office:value-type="float" office:value="3.4">
            <text:p>3.4</text:p>
          </table:table-cell>
          <table:table-cell office:value-type="float" office:value="2.6">
            <text:p>2.6</text:p>
          </table:table-cell>
          <table:table-cell office:value-type="float" office:value="2.388889">
            <text:p>2.388889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4" office:value-type="string">
            <text:p><text:s text:c="4"/>NA</text:p>
          </table:table-cell>
          <table:table-cell office:value-type="float" office:value="0.00271">
            <text:p>0.00271</text:p>
          </table:table-cell>
          <table:table-cell table:number-columns-repeated="2"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.2">
            <text:p>5.2</text:p>
          </table:table-cell>
          <table:table-cell office:value-type="float" office:value="5.722222">
            <text:p>5.722222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table:number-columns-repeated="2" office:value-type="float" office:value="4.6">
            <text:p>4.6</text:p>
          </table:table-cell>
          <table:table-cell office:value-type="float" office:value="5.055555">
            <text:p>5.05555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.222222">
            <text:p>2.222222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table:number-columns-repeated="2" office:value-type="float" office:value="2">
            <text:p>2</text:p>
          </table:table-cell>
          <table:table-cell office:value-type="float" office:value="2.388889">
            <text:p>2.388889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02875">
            <text:p>0.002875</text:p>
          </table:table-cell>
          <table:table-cell office:value-type="float" office:value="0.0705">
            <text:p>0.0705</text:p>
          </table:table-cell>
          <table:table-cell table:number-columns-repeated="2" office:value-type="float" office:value="0">
            <text:p>0</text:p>
          </table:table-cell>
          <table:table-cell office:value-type="float" office:value="0.2372">
            <text:p>0.2372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.388889">
            <text:p>2.388889</text:p>
          </table:table-cell>
          <table:table-cell office:value-type="float" office:value="5.333333">
            <text:p>5.333333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2.888889">
            <text:p>2.888889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1.055556">
            <text:p>1.055556</text:p>
          </table:table-cell>
          <table:table-cell table:number-columns-repeated="5" office:value-type="float" office:value="1">
            <text:p>1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float" office:value="0.30329">
            <text:p>0.30329</text:p>
          </table:table-cell>
          <table:table-cell office:value-type="float" office:value="0">
            <text:p>0</text:p>
          </table:table-cell>
          <table:table-cell office:value-type="float" office:value="0.00269">
            <text:p>0.00269</text:p>
          </table:table-cell>
          <table:table-cell office:value-type="float" office:value="0.1164">
            <text:p>0.1164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.11995">
            <text:p>0.11995</text:p>
          </table:table-cell>
          <table:table-cell office:value-type="float" office:value="3.666667">
            <text:p>3.666667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  <table:table-cell office:value-type="float" office:value="2.6">
            <text:p>2.6</text:p>
          </table:table-cell>
          <table:table-cell table:number-columns-repeated="2" office:value-type="float" office:value="3.333333">
            <text:p>3.33333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888889">
            <text:p>3.888889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103555">
            <text:p>0.103555</text:p>
          </table:table-cell>
          <table:table-cell office:value-type="float" office:value="0.303555">
            <text:p>0.303555</text:p>
          </table:table-cell>
          <table:table-cell table:number-columns-repeated="2" office:value-type="float" office:value="0">
            <text:p>0</text:p>
          </table:table-cell>
          <table:table-cell office:value-type="float" office:value="0.21065">
            <text:p>0.2106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505">
            <text:p>0.0050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5.888889">
            <text:p>5.888889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5.222222">
            <text:p>5.22222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86">
            <text:p>0.0086</text:p>
          </table:table-cell>
          <table:table-cell office:value-type="float" office:value="0.0073">
            <text:p>0.0073</text:p>
          </table:table-cell>
          <table:table-cell table:number-columns-repeated="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4.2">
            <text:p>4.2</text:p>
          </table:table-cell>
          <table:table-cell office:value-type="float" office:value="2.611111">
            <text:p>2.611111</text:p>
          </table:table-cell>
          <table:table-cell table:number-columns-repeated="3"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2.388889">
            <text:p>2.388889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4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2.2">
            <text:p>2.2</text:p>
          </table:table-cell>
          <table:table-cell table:number-columns-repeated="2" office:value-type="float" office:value="2">
            <text:p>2</text:p>
          </table:table-cell>
          <table:table-cell office:value-type="float" office:value="2.305556">
            <text:p>2.305556</text:p>
          </table:table-cell>
          <table:table-cell table:number-columns-repeated="5" office:value-type="float" office:value="2">
            <text:p>2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5" office:value-type="string">
            <text:p><text:s text:c="4"/>NA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.333333">
            <text:p>2.333333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055556">
            <text:p>2.055556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5" office:value-type="string">
            <text:p><text:s text:c="4"/>NA</text:p>
          </table:table-cell>
          <table:table-cell office:value-type="float" office:value="4.666667">
            <text:p>4.666667</text:p>
          </table:table-cell>
          <table:table-cell table:number-columns-repeated="2"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4.833333">
            <text:p>4.833333</text:p>
          </table:table-cell>
          <table:table-cell office:value-type="float" office:value="2.666667">
            <text:p>2.666667</text:p>
          </table:table-cell>
          <table:table-cell table:number-columns-repeated="3" office:value-type="float" office:value="3">
            <text:p>3</text:p>
          </table:table-cell>
          <table:table-cell office:value-type="float" office:value="2.944444">
            <text:p>2.944444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table:number-columns-repeated="5" office:value-type="string">
            <text:p><text:s text:c="4"/>NA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table:number-columns-repeated="2" office:value-type="float" office:value="2">
            <text:p>2</text:p>
          </table:table-cell>
          <table:table-cell office:value-type="float" office:value="2.666667">
            <text:p>2.666667</text:p>
          </table:table-cell>
          <table:table-cell table:number-columns-repeated="2"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3.8">
            <text:p>3.8</text:p>
          </table:table-cell>
          <table:table-cell office:value-type="float" office:value="3.277778">
            <text:p>3.277778</text:p>
          </table:table-cell>
        </table:table-row>
        <table:table-row table:style-name="ro2"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3.888889">
            <text:p>3.888889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7">00/00/0000</text:date>, <text:time style:data-style-name="N2" text:time-value="0000-00-00T10:05: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2-12-27T12:50:30</dc:date>
    <dc:creator>Till Rohrmann</dc:creator>
    <meta:editing-duration>P0D</meta:editing-duration>
    <meta:editing-cycles>2</meta:editing-cycles>
    <meta:document-statistic meta:table-count="1" meta:cell-count="2359" meta:object-count="0"/>
  </office:meta>
</office:document-meta>
</file>